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8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family="'Courier 10 Pitch'" style:font-pitch="fixed" fo:font-size="26pt" style:font-size-asian="26pt" style:font-size-complex="26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5" style:family="text">
      <style:text-properties fo:font-family="'Courier 10 Pitch'" style:font-pitch="fixed" fo:font-size="26pt" style:font-size-asian="26pt" style:font-size-complex="26pt"/>
    </style:style>
    <style:style style:name="T6" style:family="text">
      <style:text-properties fo:font-family="'Courier 10 Pitch'" style:font-pitch="fixed"/>
    </style:style>
    <style:style style:name="T7" style:family="text">
      <style:text-properties fo:font-family="'Courier 10 Pitch'" style:font-pitch="fixed" fo:font-size="26pt" style:font-size-asian="26pt" style:font-size-complex="26pt"/>
    </style:style>
    <style:style style:name="T8" style:family="text">
      <style:text-properties fo:font-family="'Courier 10 Pitch'" style:font-pitch="fixed" fo:font-size="16pt" style:font-size-asian="16pt" style:font-size-complex="1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Tful webservices en mobil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arten Joosten</text:p>
            <text:p>08-01-2013</text:p>
          </draw:text-box>
        </draw:frame>
        <draw:frame presentation:style-name="pr1" draw:layer="layout" svg:width="25.199cm" svg:height="3.506cm" svg:x="0.84cm" svg:y="16.256cm" presentation:class="title" presentation:user-transformed="true">
          <draw:text-box>
            <text:p>Mobile kennisgro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at is REST</text:p>
              </text:list-item>
              <text:list-item>
                <text:p>Consumeren van REST services op mobiele platformen</text:p>
              </text:list-item>
              <text:list-item>
                <text:p>Demo applicat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t is RES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presentational State Transfer</text:p>
              </text:list-item>
              <text:list-item>
                <text:p>Draait om <text:span text:style-name="T1">het begrip </text:span><text:span text:style-name="T2">resource</text:span></text:p>
              </text:list-item>
              <text:list-item>
                <text:p><text:span text:style-name="T1">Een resource wordt geidentificeerd adhv een </text:span><text:span text:style-name="T2">URI, </text:span><text:span text:style-name="T1">bijvoorbeeld:</text:span></text:p>
                <text:list>
                  <text:list-item>
                    <text:p><text:span text:style-name="T1">Server.com/service/persons/1</text:span></text:p>
                  </text:list-item>
                  <text:list-item>
                    <text:p><text:span text:style-name="T1">Server.com/service/persons</text:span></text:p>
                  </text:list-item>
                </text:list>
              </text:list-item>
              <text:list-item>
                <text:p><text:span text:style-name="T1">Een resource heeft een bepaalde </text:span><text:span text:style-name="T2">representatie,</text:span></text:p>
                <text:p><text:span text:style-name="T1">JSON/XML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werkingen op resour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T: Ophalen van een resource</text:p>
                <text:list>
                  <text:list-item>
                    <text:p><text:span text:style-name="T3">&lt;Person&gt;</text:span><text:span text:style-name="T3"><text:line-break/></text:span><text:span text:style-name="T3">&lt;Id&gt;1&lt;/Id&gt;</text:span><text:span text:style-name="T3"><text:line-break/></text:span><text:span text:style-name="T3">&lt;Name&gt;Maarten&lt;/Name&gt;</text:span><text:span text:style-name="T3"><text:line-break/></text:span><text:span text:style-name="T3">&lt;/Person/&gt;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4">POST: Aanmaken/Updaten van een resource</text:span></text:p>
              </text:list-item>
              <text:list-item>
                <text:p><text:span text:style-name="T4">PUT: Updaten van een resource</text:span></text:p>
              </text:list-item>
              <text:list-item>
                <text:p><text:span text:style-name="T4">DELETE: Deleten van een resource</text:span></text:p>
                <text:p/>
                <text:p>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TTP protocol, gebruikelijk maar niet verplicht</text:p>
              </text:list-item>
              <text:list-item>
                <text:p>Client maakt request met juiste verb en eventuele extra data</text:p>
              </text:list-item>
              <text:list-item>
                <text:p>Client stuurt request naar de desbetreffende URI</text:p>
              </text:list-item>
              <text:list-item>
                <text:p>Server verwerkt dit request en stuurt response terug naar cli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orbeeld (GET)</text:p>
          </draw:text-box>
        </draw:frame>
        <draw:frame presentation:style-name="pr4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GET /service/persons/1 HTTP/1.1</text:span><text:span text:style-name="T5"><text:line-break/></text:span><text:span text:style-name="T5">Host: server.com</text:span><text:span text:style-name="T5"><text:line-break/></text:span><text:span text:style-name="T5">Accept: application/xml</text:span><text:span text:style-name="T5"><text:line-break/></text:span><text:span text:style-name="T5"><text:line-break/></text:span><text:span text:style-name="T5">HTTP/1.1 200 OK</text:span><text:span text:style-name="T5"><text:line-break/></text:span><text:span text:style-name="T5">Content-type: application/xml</text:span><text:span text:style-name="T5"><text:line-break/></text:span><text:span text:style-name="T5">&lt;Person&gt;</text:span><text:span text:style-name="T5"><text:line-break/></text:span><text:span text:style-name="T5"><text:tab/></text:span><text:span text:style-name="T5">&lt;Id&gt;1&lt;/Id&gt;</text:span><text:span text:style-name="T5"><text:line-break/></text:span><text:span text:style-name="T5"><text:tab/></text:span><text:span text:style-name="T5">&lt;Name&gt;Maarten Joosten&lt;/Name&gt;</text:span><text:span text:style-name="T5"><text:line-break/></text:span><text:span text:style-name="T5">&lt;/Person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orbeeld (POST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POST /persons/ HTTP/1.1</text:span><text:span text:style-name="T5"><text:line-break/></text:span><text:span text:style-name="T5">Host: server.com</text:span><text:span text:style-name="T5"><text:line-break/></text:span><text:span text:style-name="T5">Content-type: application/xml</text:span><text:span text:style-name="T5"><text:line-break/></text:span><text:span text:style-name="T5">&lt;Person&gt;</text:span><text:span text:style-name="T5"><text:line-break/></text:span><text:span text:style-name="T5"><text:tab/></text:span><text:span text:style-name="T5">&lt;Name&gt;Jan Janssen&lt;/Name&gt;</text:span><text:span text:style-name="T5"><text:line-break/></text:span><text:span text:style-name="T5">&lt;/Person&gt;</text:span><text:span text:style-name="T6"><text:line-break/></text:span><text:line-break/><text:span text:style-name="T7">HTTP/1.1 200 OK</text:span><text:span text:style-name="T7"><text:line-break/>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umeren van REST service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Android</text:p>
                <text:list>
                  <text:list-item>
                    <text:p>http://neilgoodman.net/2011/12/26/modern-techniques-for-implementing-rest-clients-on-android-4-0-and-below-part-1/</text:p>
                  </text:list-item>
                </text:list>
                <text:p/>
                <text:list>
                  <text:list-item text:start-value="1">
                    <text:p>http://neilgoodman.net/2012/01/01/modern-techniques-for-implementing-rest-clients-on-android-4-0-and-below-part-2/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umeren van REST services</text:p>
          </draw:text-box>
        </draw:frame>
        <draw:frame presentation:style-name="pr5" draw:layer="layout" svg:width="24.639cm" svg:height="4.484cm" svg:x="1.4cm" svg:y="4.914cm" presentation:class="outline" presentation:user-transformed="true">
          <draw:text-box>
            <text:list text:style-name="L2">
              <text:list-item>
                <text:p>IOS</text:p>
                <text:list>
                  <text:list-item>
                    <text:p>http://mobile.tutsplus.com/tutorials/iphone/restkit_ios-sdk/</text:p>
                  </text:list-item>
                </text:list>
              </text:list-item>
            </text:list>
          </draw:text-box>
        </draw:frame>
        <draw:frame presentation:style-name="pr5" draw:layer="layout" svg:width="24.639cm" svg:height="4.484cm" svg:x="1.524cm" svg:y="11.0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 applicatie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 text:style-name="P3">Device Locator</text:p>
                <text:list>
                  <text:list-item>
                    <text:p text:style-name="P3">Java server applicatie die GPS gegevens van een of meerdere devices registreert en benaderbaar is via een RESTful webservice</text:p>
                  </text:list-item>
                  <text:list-item>
                    <text:p text:style-name="P3">Android app die deze webservice consume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er applicatie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2 operaties</text:p>
                <text:list>
                  <text:list-item>
                    <text:p>GET request naar http://&lt;ip&gt;/RestService/rest<text:line-break/>Geeft een lijst met de bekende posities van alle devices in JSON formaat<text:line-break/>Vb:<text:line-break/><text:span text:style-name="T8">{"location":[{"alt":"50.0","deviceid":"1","lat":"51.0","lon":"6.0","message":"Test","timeStamp":"1357627016260"},{"alt":"50.0","deviceid":"2","lat":"51.0","lon":"6.0","message":"Test 2","timeStamp":"1357627016260"},{"alt":"50.0","deviceid":"3","lat":"51.0","lon":"6.0","message":"Test 3","timeStamp":"1357627016260"},{"alt":"50.0","deviceid":"4","lat":"51.0","lon":"6.0","message":"Test 3","timeStamp":"1357627016260"}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er applicatie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list>
                  <text:list-item>
                    <text:p>POST request naar http://&lt;ip&gt;/RestService/rest<text:line-break/>met als payload een JSON object die de GPS coordinaten en een tekstboodschap van een device.<text:line-break/>Voorbeeld: <text:line-break/><text:span text:style-name="T8">{"location":{"alt":"50.0","deviceid":"1","lat":"51.0","lon":"6.0","message":"Test","timeStamp":"1357627016260"}</text:span></text:p>
                  </text:list-item>
                </text:list>
              </text:list-item>
              <text:list-item>
                <text:p>Huidige versie slaat de gegevens op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er applicatie</text:p>
          </draw:text-box>
        </draw:frame>
        <draw:frame presentation:style-name="pr5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Java</text:p>
              </text:list-item>
              <text:list-item>
                <text:p>Jersey (<text:a xlink:href="http://jersey.java.net/">http://jersey.java.net/</text:a>)</text:p>
                <text:list>
                  <text:list-item>
                    <text:p>Framework om RESTful services te maken</text:p>
                    <text:p/>
                  </text:list-item>
                </text:list>
              </text:list-item>
              <text:list-item>
                <text:p>Apache Tomcat 7 (<text:a xlink:href="http://tomcat.apache.org/">http://tomcat.apache.org/</text:a>)</text:p>
                <text:list>
                  <text:list-item>
                    <text:p>Webserver 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lient applicatie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ndroid applicatie ( &gt;= 4.0.3)</text:p>
              </text:list-item>
              <text:list-item>
                <text:p>Maakt gebruik van een service en fragments</text:p>
              </text:list-item>
              <text:list-item>
                <text:p>Maakt gebruik van de HttpClient library</text:p>
              </text:list-item>
              <text:list-item>
                <text:p>Huidige implementatie bevat alleen de GET operati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uttige links</text:p>
          </draw:text-box>
        </draw:frame>
        <draw:frame presentation:style-name="pr5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9">“</text:span><text:span text:style-name="T10">neilgoodman.net/2012/01/01/modern-techniques-for-implementing-rest-clients-on-android-4-0-and-below-part-2/”</text:span></text:p>
              </text:list-item>
              <text:list-item>
                <text:p><text:span text:style-name="T10"><text:a xlink:href="http://www.vogella.com/articles/EclipseWTP/article.html">www.vogella.com/articles/EclipseWTP/article.html</text:a></text:span></text:p>
              </text:list-item>
              <text:list-item>
                <text:p><text:span text:style-name="T10"><text:a xlink:href="http://www.vogella.com/articles/REST/article.html">http://www.vogella.com/articles/REST/article.html</text:a></text:span></text:p>
                <text:p><text:span text:style-name="T10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ownloaden code</text:p>
          </draw:text-box>
        </draw:frame>
        <draw:frame presentation:style-name="pr7" draw:layer="layout" svg:width="24.639cm" svg:height="12.178cm" svg:x="1.4cm" svg:y="4.914cm" presentation:class="subtitle">
          <draw:text-box>
            <text:p><text:a xlink:href="https://github.com/keigezellig/devicelocator">https://github.com/keigezellig/devicelocator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8" draw:layer="layout" svg:width="25.199cm" svg:height="16.255cm" svg:x="1.4cm" svg:y="0.837cm" presentation:class="subtitle">
          <draw:text-box>
            <text:p>Vragen?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arten Joosten</meta:initial-creator>
    <meta:creation-date>2013-01-08T07:15:25</meta:creation-date>
    <dc:date>2013-01-08T13:13:25</dc:date>
    <dc:creator>Maarten Joosten</dc:creator>
    <meta:editing-duration>PT55M29S</meta:editing-duration>
    <meta:editing-cycles>11</meta:editing-cycles>
    <meta:generator>LibreOffice/3.5$Linux_x86 LibreOffice_project/350m1$Build-2</meta:generator>
    <meta:document-statistic meta:object-count="90"/>
  </office:meta>
</office:document-meta>
</file>